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Georgia Pro Cond" svg:font-family="Georgia Pro Con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P3" style:parent-style-name="SemEspaçamento" style:family="paragraph">
      <style:paragraph-properties fo:text-align="end"/>
      <style:text-properties fo:color="#4A5356"/>
    </style:style>
    <style:style style:name="P4" style:parent-style-name="SemEspaçamento" style:family="paragraph">
      <style:paragraph-properties fo:text-align="end"/>
      <style:text-properties fo:color="#4A5356"/>
    </style:style>
    <style:style style:name="P5" style:parent-style-name="SemEspaçamento" style:family="paragraph">
      <style:paragraph-properties fo:text-align="end"/>
      <style:text-properties fo:color="#4A5356"/>
    </style:style>
    <style:style style:name="P6" style:parent-style-name="SemEspaçamento" style:family="paragraph">
      <style:paragraph-properties fo:text-align="end"/>
    </style:style>
    <style:style style:name="T7" style:parent-style-name="Tipodeletrapredefinidodoparágrafo" style:family="text">
      <style:text-properties fo:text-transform="uppercase" fo:color="#373D40" fo:font-size="20pt" style:font-size-asian="20pt" style:font-size-complex="20pt"/>
    </style:style>
    <style:style style:name="P8" style:parent-style-name="SemEspaçamento" style:family="paragraph">
      <style:paragraph-properties fo:text-align="end"/>
    </style:style>
    <style:style style:name="T9" style:parent-style-name="Tipodeletrapredefinidodoparágrafo" style:family="text">
      <style:text-properties fo:text-transform="uppercase" fo:color="#373D40" fo:font-size="26pt" style:font-size-asian="26pt" style:font-size-complex="26pt"/>
    </style:style>
    <style:style style:name="P10" style:parent-style-name="SemEspaçamento" style:family="paragraph">
      <style:paragraph-properties fo:text-align="end"/>
    </style:style>
    <style:style style:name="T11" style:parent-style-name="Tipodeletrapredefinidodoparágrafo" style:family="text">
      <style:text-properties fo:font-variant="small-caps" fo:color="#4A5356" fo:font-size="18pt" style:font-size-asian="18pt" style:font-size-complex="18pt" fo:language="en" fo:country="US"/>
    </style:style>
    <style:style style:name="P12" style:parent-style-name="Normal" style:family="paragraph">
      <style:paragraph-properties fo:break-before="page" fo:text-align="justify"/>
    </style:style>
    <style:style style:name="P13" style:parent-style-name="Título1" style:family="paragraph">
      <style:paragraph-properties fo:text-align="justify" fo:line-height="100%"/>
    </style:style>
    <style:style style:name="P14" style:parent-style-name="ParágrafodaLista" style:list-style-name="LFO1" style:family="paragraph">
      <style:paragraph-properties fo:text-align="justify" fo:line-height="100%"/>
      <style:text-properties fo:language="en" fo:country="US"/>
    </style:style>
    <style:style style:name="P15" style:parent-style-name="ParágrafodaLista" style:list-style-name="LFO1" style:family="paragraph">
      <style:paragraph-properties fo:text-align="justify" fo:margin-bottom="0.1111in" fo:line-height="100%"/>
    </style:style>
    <style:style style:name="T16" style:parent-style-name="Tipodeletrapredefinidodoparágrafo" style:family="text">
      <style:text-properties style:font-name-asian="Gill Sans MT" fo:language="en" fo:country="US"/>
    </style:style>
    <style:style style:name="T17" style:parent-style-name="Tipodeletrapredefinidodoparágrafo" style:family="text">
      <style:text-properties style:font-name="Consolas" style:font-name-asian="Gill Sans MT" fo:language="en" fo:country="US"/>
    </style:style>
    <style:style style:name="T18" style:parent-style-name="Tipodeletrapredefinidodoparágrafo" style:family="text">
      <style:text-properties style:font-name="Consolas" fo:language="en" fo:country="US"/>
    </style:style>
    <style:style style:name="T19" style:parent-style-name="Tipodeletrapredefinidodoparágrafo" style:family="text">
      <style:text-properties style:font-name-asian="Gill Sans MT" fo:language="en" fo:country="US"/>
    </style:style>
    <style:style style:name="T20" style:parent-style-name="Tipodeletrapredefinidodoparágrafo" style:family="text">
      <style:text-properties style:font-name="Consolas" style:font-name-asian="Gill Sans MT" fo:language="en" fo:country="US"/>
    </style:style>
    <style:style style:name="P21" style:parent-style-name="ParágrafodaLista" style:list-style-name="LFO1" style:family="paragraph">
      <style:paragraph-properties fo:text-align="justify" fo:margin-bottom="0.1111in" fo:line-height="100%"/>
    </style:style>
    <style:style style:name="T22" style:parent-style-name="Tipodeletrapredefinidodoparágrafo" style:family="text">
      <style:text-properties style:font-name-asian="Gill Sans MT" fo:language="en" fo:country="US"/>
    </style:style>
    <style:style style:name="T23" style:parent-style-name="Tipodeletrapredefinidodoparágrafo" style:family="text">
      <style:text-properties style:font-name="Consolas" style:font-name-asian="Gill Sans MT" fo:language="en" fo:country="US"/>
    </style:style>
    <style:style style:name="T24" style:parent-style-name="Tipodeletrapredefinidodoparágrafo" style:family="text">
      <style:text-properties style:font-name-asian="Gill Sans MT" fo:language="en" fo:country="US"/>
    </style:style>
    <style:style style:name="P25" style:parent-style-name="ParágrafodaLista" style:list-style-name="LFO1" style:family="paragraph">
      <style:paragraph-properties fo:text-align="justify" fo:margin-bottom="0.1111in" fo:line-height="100%"/>
      <style:text-properties style:font-name-asian="Gill Sans MT" fo:language="en" fo:country="US"/>
    </style:style>
    <style:style style:name="P26" style:parent-style-name="ParágrafodaLista" style:list-style-name="LFO1" style:family="paragraph">
      <style:paragraph-properties fo:text-align="justify" fo:line-height="100%"/>
    </style:style>
    <style:style style:name="T27" style:parent-style-name="Tipodeletrapredefinidodoparágrafo" style:family="text">
      <style:text-properties style:font-name-asian="Gill Sans MT" fo:language="en" fo:country="US"/>
    </style:style>
    <style:style style:name="P28" style:parent-style-name="Título1" style:family="paragraph">
      <style:paragraph-properties fo:text-align="justify" fo:line-height="100%"/>
      <style:text-properties fo:language="en" fo:country="US"/>
    </style:style>
    <style:style style:name="P29" style:parent-style-name="Título2" style:family="paragraph">
      <style:paragraph-properties fo:text-align="justify" fo:line-height="100%"/>
      <style:text-properties fo:language="en" fo:country="US"/>
    </style:style>
    <style:style style:name="P30" style:parent-style-name="Normal" style:family="paragraph">
      <style:paragraph-properties fo:text-align="justify" fo:line-height="100%"/>
      <style:text-properties fo:language="en" fo:country="US"/>
    </style:style>
    <style:style style:name="P31" style:parent-style-name="Título2" style:family="paragraph">
      <style:paragraph-properties fo:text-align="justify" fo:line-height="100%"/>
      <style:text-properties fo:language="en" fo:country="US"/>
    </style:style>
    <style:style style:name="P32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3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4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5" style:parent-style-name="Título2" style:family="paragraph">
      <style:paragraph-properties fo:text-align="justify" fo:line-height="100%"/>
      <style:text-properties fo:language="en" fo:country="US"/>
    </style:style>
    <style:style style:name="P36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7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38" style:parent-style-name="Título2" style:family="paragraph">
      <style:paragraph-properties fo:text-align="justify" fo:line-height="100%"/>
      <style:text-properties fo:language="en" fo:country="US"/>
    </style:style>
    <style:style style:name="P39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0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1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2" style:parent-style-name="Título2" style:family="paragraph">
      <style:paragraph-properties fo:text-align="justify" fo:line-height="100%"/>
      <style:text-properties style:font-name-asian="Gill Sans MT" fo:language="en" fo:country="US"/>
    </style:style>
    <style:style style:name="P43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4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5" style:parent-style-name="NormalWeb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6" style:parent-style-name="Título1" style:family="paragraph">
      <style:paragraph-properties fo:text-align="justify" fo:line-height="100%"/>
      <style:text-properties style:font-name-asian="Gill Sans MT" fo:language="en" fo:country="US"/>
    </style:style>
    <style:style style:name="P47" style:parent-style-name="Título2" style:family="paragraph">
      <style:paragraph-properties fo:text-align="justify" fo:line-height="100%"/>
      <style:text-properties fo:language="en" fo:country="US"/>
    </style:style>
    <style:style style:name="P48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49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50" style:parent-style-name="NormalWeb" style:list-style-name="LFO2" style:family="paragraph">
      <style:paragraph-properties fo:text-align="justify"/>
      <style:text-properties style:font-name="Gill Sans MT" style:font-name-asian="Gill Sans MT" fo:font-size="10pt" style:font-size-asian="10pt" style:font-size-complex="10pt" fo:language="en" fo:country="US" style:language-asian="en" style:country-asian="US"/>
    </style:style>
    <style:style style:name="P51" style:parent-style-name="Título2" style:family="paragraph">
      <style:paragraph-properties fo:text-align="justify" fo:line-height="100%"/>
      <style:text-properties fo:language="en" fo:country="US"/>
    </style:style>
    <style:style style:name="P52" style:parent-style-name="Título3" style:family="paragraph">
      <style:paragraph-properties fo:text-align="justify" fo:line-height="100%"/>
      <style:text-properties fo:language="en" fo:country="US"/>
    </style:style>
    <style:style style:name="P53" style:parent-style-name="ParágrafodaLista" style:list-style-name="LFO3" style:family="paragraph">
      <style:paragraph-properties fo:text-align="justify" fo:line-height="100%"/>
    </style:style>
    <style:style style:name="T54" style:parent-style-name="Tipodeletrapredefinidodoparágrafo" style:family="text">
      <style:text-properties style:font-name="Consolas" fo:language="en" fo:country="US"/>
    </style:style>
    <style:style style:name="T55" style:parent-style-name="Tipodeletrapredefinidodoparágrafo" style:family="text">
      <style:text-properties style:font-name="Georgia Pro Cond" fo:language="en" fo:country="US"/>
    </style:style>
    <style:style style:name="T56" style:parent-style-name="Tipodeletrapredefinidodoparágrafo" style:family="text">
      <style:text-properties fo:language="en" fo:country="US"/>
    </style:style>
    <style:style style:name="P57" style:parent-style-name="ParágrafodaLista" style:list-style-name="LFO3" style:family="paragraph">
      <style:paragraph-properties fo:text-align="justify" fo:line-height="100%"/>
    </style:style>
    <style:style style:name="T58" style:parent-style-name="Tipodeletrapredefinidodoparágrafo" style:family="text">
      <style:text-properties style:font-name="Consolas" fo:language="en" fo:country="US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fo:language="en" fo:country="US"/>
    </style:style>
    <style:style style:name="P61" style:parent-style-name="ParágrafodaLista" style:list-style-name="LFO3" style:family="paragraph">
      <style:paragraph-properties fo:text-align="justify" fo:line-height="100%"/>
    </style:style>
    <style:style style:name="T62" style:parent-style-name="Tipodeletrapredefinidodoparágrafo" style:family="text">
      <style:text-properties style:font-name="Consolas" fo:language="en" fo:country="US"/>
    </style:style>
    <style:style style:name="T63" style:parent-style-name="Tipodeletrapredefinidodoparágrafo" style:family="text">
      <style:text-properties fo:language="en" fo:country="US"/>
    </style:style>
    <style:style style:name="P64" style:parent-style-name="ParágrafodaLista" style:list-style-name="LFO3" style:family="paragraph">
      <style:paragraph-properties fo:text-align="justify" fo:line-height="100%"/>
    </style:style>
    <style:style style:name="T65" style:parent-style-name="Tipodeletrapredefinidodoparágrafo" style:family="text">
      <style:text-properties style:font-name="Consolas" fo:language="en" fo:country="US"/>
    </style:style>
    <style:style style:name="T66" style:parent-style-name="Tipodeletrapredefinidodoparágrafo" style:family="text">
      <style:text-properties fo:language="en" fo:country="US"/>
    </style:style>
    <style:style style:name="P67" style:parent-style-name="ParágrafodaLista" style:list-style-name="LFO3" style:family="paragraph">
      <style:paragraph-properties fo:text-align="justify" fo:line-height="100%"/>
    </style:style>
    <style:style style:name="T68" style:parent-style-name="Tipodeletrapredefinidodoparágrafo" style:family="text">
      <style:text-properties style:font-name="Consolas" fo:language="en" fo:country="US"/>
    </style:style>
    <style:style style:name="T69" style:parent-style-name="Tipodeletrapredefinidodoparágrafo" style:family="text">
      <style:text-properties fo:language="en" fo:country="US"/>
    </style:style>
    <style:style style:name="T70" style:parent-style-name="Tipodeletrapredefinidodoparágrafo" style:family="text">
      <style:text-properties fo:language="en" fo:country="US"/>
    </style:style>
    <style:style style:name="P71" style:parent-style-name="ParágrafodaLista" style:list-style-name="LFO3" style:family="paragraph">
      <style:paragraph-properties fo:text-align="justify" fo:line-height="100%"/>
    </style:style>
    <style:style style:name="T72" style:parent-style-name="Tipodeletrapredefinidodoparágrafo" style:family="text">
      <style:text-properties style:font-name="Consolas" fo:language="en" fo:country="US"/>
    </style:style>
    <style:style style:name="T73" style:parent-style-name="Tipodeletrapredefinidodoparágrafo" style:family="text">
      <style:text-properties fo:language="en" fo:country="US"/>
    </style:style>
    <style:style style:name="P74" style:parent-style-name="ParágrafodaLista" style:list-style-name="LFO3" style:family="paragraph">
      <style:paragraph-properties fo:text-align="justify" fo:line-height="100%"/>
    </style:style>
    <style:style style:name="T75" style:parent-style-name="Tipodeletrapredefinidodoparágrafo" style:family="text">
      <style:text-properties style:font-name="Consolas" fo:language="en" fo:country="US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fo:language="en" fo:country="US"/>
    </style:style>
    <style:style style:name="P78" style:parent-style-name="ParágrafodaLista" style:list-style-name="LFO3" style:family="paragraph">
      <style:paragraph-properties fo:text-align="justify" fo:line-height="100%"/>
    </style:style>
    <style:style style:name="T79" style:parent-style-name="Tipodeletrapredefinidodoparágrafo" style:family="text">
      <style:text-properties style:font-name="Consolas" fo:language="en" fo:country="US"/>
    </style:style>
    <style:style style:name="T80" style:parent-style-name="Tipodeletrapredefinidodoparágrafo" style:family="text">
      <style:text-properties fo:language="en" fo:country="US"/>
    </style:style>
    <style:style style:name="P81" style:parent-style-name="Título3" style:family="paragraph">
      <style:paragraph-properties fo:text-align="justify" fo:line-height="100%"/>
      <style:text-properties fo:language="en" fo:country="US"/>
    </style:style>
    <style:style style:name="P82" style:parent-style-name="ParágrafodaLista" style:list-style-name="LFO3" style:family="paragraph">
      <style:paragraph-properties fo:text-align="justify" fo:line-height="100%"/>
    </style:style>
    <style:style style:name="T83" style:parent-style-name="Tipodeletrapredefinidodoparágrafo" style:family="text">
      <style:text-properties style:font-name="Consolas" fo:language="en" fo:country="US"/>
    </style:style>
    <style:style style:name="T84" style:parent-style-name="Tipodeletrapredefinidodoparágrafo" style:family="text">
      <style:text-properties fo:language="en" fo:country="US"/>
    </style:style>
    <style:style style:name="P85" style:parent-style-name="ParágrafodaLista" style:list-style-name="LFO3" style:family="paragraph">
      <style:paragraph-properties fo:text-align="justify" fo:line-height="100%"/>
    </style:style>
    <style:style style:name="T86" style:parent-style-name="Tipodeletrapredefinidodoparágrafo" style:family="text">
      <style:text-properties style:font-name="Consolas" fo:language="en" fo:country="US"/>
    </style:style>
    <style:style style:name="T87" style:parent-style-name="Tipodeletrapredefinidodoparágrafo" style:family="text">
      <style:text-properties fo:language="en" fo:country="US"/>
    </style:style>
    <style:style style:name="T88" style:parent-style-name="Tipodeletrapredefinidodoparágrafo" style:family="text">
      <style:text-properties fo:language="en" fo:country="US"/>
    </style:style>
    <style:style style:name="P89" style:parent-style-name="ParágrafodaLista" style:list-style-name="LFO3" style:family="paragraph">
      <style:paragraph-properties fo:text-align="justify" fo:line-height="100%"/>
    </style:style>
    <style:style style:name="T90" style:parent-style-name="Tipodeletrapredefinidodoparágrafo" style:family="text">
      <style:text-properties style:font-name="Consolas" fo:language="en" fo:country="US"/>
    </style:style>
    <style:style style:name="T91" style:parent-style-name="Tipodeletrapredefinidodoparágrafo" style:family="text">
      <style:text-properties fo:language="en" fo:country="US"/>
    </style:style>
    <style:style style:name="P92" style:parent-style-name="ParágrafodaLista" style:list-style-name="LFO3" style:family="paragraph">
      <style:paragraph-properties fo:text-align="justify" fo:line-height="100%"/>
    </style:style>
    <style:style style:name="T93" style:parent-style-name="Tipodeletrapredefinidodoparágrafo" style:family="text">
      <style:text-properties style:font-name="Consolas" fo:language="en" fo:country="US"/>
    </style:style>
    <style:style style:name="T94" style:parent-style-name="Tipodeletrapredefinidodoparágrafo" style:family="text">
      <style:text-properties fo:language="en" fo:country="US"/>
    </style:style>
    <style:style style:name="P95" style:parent-style-name="ParágrafodaLista" style:list-style-name="LFO3" style:family="paragraph">
      <style:paragraph-properties fo:text-align="justify" fo:line-height="100%"/>
    </style:style>
    <style:style style:name="T96" style:parent-style-name="Tipodeletrapredefinidodoparágrafo" style:family="text">
      <style:text-properties style:font-name="Consolas" fo:language="en" fo:country="US"/>
    </style:style>
    <style:style style:name="T97" style:parent-style-name="Tipodeletrapredefinidodoparágrafo" style:family="text">
      <style:text-properties fo:language="en" fo:country="US"/>
    </style:style>
    <style:style style:name="P98" style:parent-style-name="Título2" style:family="paragraph">
      <style:paragraph-properties fo:line-height="100%"/>
      <style:text-properties fo:language="en" fo:country="US"/>
    </style:style>
    <style:style style:name="P99" style:parent-style-name="Normal" style:family="paragraph">
      <style:paragraph-properties fo:line-height="100%"/>
    </style:style>
    <style:style style:name="T100" style:parent-style-name="Tipodeletrapredefinidodoparágrafo" style:family="text">
      <style:text-properties fo:language="en" fo:country="US"/>
    </style:style>
    <style:style style:name="T101" style:parent-style-name="Tipodeletrapredefinidodoparágrafo" style:family="text">
      <style:text-properties fo:language="en" fo:country="US"/>
    </style:style>
    <style:style style:name="T102" style:parent-style-name="Tipodeletrapredefinidodoparágrafo" style:family="text">
      <style:text-properties style:font-name="Consolas" fo:language="en" fo:country="US"/>
    </style:style>
    <style:style style:name="T103" style:parent-style-name="Tipodeletrapredefinidodoparágrafo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9bafb5" draw:opacity="100%" draw:stroke="none"/>
    </style:style>
    <style:style style:family="graphic" style:name="a4">
      <style:graphic-properties draw:fill="solid" draw:fill-color="#f6a21d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64384" draw:id="id0" draw:style-name="a0" draw:name="Caixa de Texto 2" text:anchor-type="paragraph" svg:x="1.13125in" svg:y="8.00903in" svg:width="5.00625in" svg:height="1.53542in" style:rel-width="scale" style:rel-height="scale"><draw:text-box><text:p text:style-name="P3">Clara Alves Martins (201806528)</text:p><text:p text:style-name="P4">Beatriz Costa Silva Mendes (201806551)</text:p><text:p text:style-name="P5">T6G2<text:s/>- LAIG</text:p></draw:text-box><svg:title/><svg:desc/></draw:frame><draw:frame draw:z-index="251662336" draw:id="id1" draw:style-name="a1" draw:name="Caixa de Texto 111" text:anchor-type="paragraph" svg:x="1.24028in" svg:y="1.06389in" svg:width="6.05764in" svg:height="0.39792in" style:rel-width="scale" style:rel-height="scale"><draw:text-box><text:p text:style-name="P6"><text:span text:style-name="T7"><text:s text:c="5"/></text:span></text:p></draw:text-box><svg:title/><svg:desc/></draw:frame><draw:frame draw:z-index="251660288" draw:id="id2" draw:style-name="a2" draw:name="Caixa de Texto 113" text:anchor-type="paragraph" svg:x="1.24028in" svg:y="5.32014in" svg:width="6.05764in" svg:height="4.2375in" style:rel-width="scale" style:rel-height="scale"><draw:text-box><text:p text:style-name="P8"><text:span text:style-name="T9">TALPA</text:span></text:p><text:p text:style-name="P10"><text:span text:style-name="T11">User’s Manual</text:span></text:p></draw:text-box><svg:title/><svg:desc/></draw:frame><draw:g draw:z-index="251659264" draw:name="Grupo 114" draw:id="id5" draw:style-name="a5" text:anchor-type="paragraph"><svg:title/><svg:desc/><draw:custom-shape svg:x="0.37222in" svg:y="0.53194in" svg:width="0.23611in" svg:height="10.20776in" draw:id="id3" draw:style-name="a3" draw:name="Retâ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tângulo 116"><svg:title/><svg:desc/><draw:enhanced-geometry draw:type="non-primitive" svg:viewBox="0 0 21600 21600" draw:enhanced-path="M 0 0 L 21600 0 21600 21600 0 21600 Z N"/></draw:custom-shape></draw:g></text:p>
      <text:p text:style-name="P12"/>
      <text:h text:style-name="P13" text:outline-level="1">Starting the Program</text:h>
      <text:list text:style-name="LFO1" text:continue-numbering="true">
        <text:list-item>
          <text:p text:style-name="P14">Initialize SICStus Prolog</text:p>
        </text:list-item>
        <text:list-item>
          <text:p text:style-name="P15"><text:span text:style-name="T16">Consult the file </text:span><text:span text:style-name="T17">server.p</text:span><text:span text:style-name="T18">l</text:span><text:span text:style-name="T19"> inside the folder </text:span><text:span text:style-name="T20">plog</text:span></text:p>
        </text:list-item>
        <text:list-item>
          <text:p text:style-name="P21"><text:span text:style-name="T22">Execute the command: </text:span><text:span text:style-name="T23">server</text:span><text:span text:style-name="T24">.</text:span></text:p>
        </text:list-item>
        <text:list-item>
          <text:p text:style-name="P25">Start a HTML server in the project folder and select the folder TP3</text:p>
        </text:list-item>
        <text:list-item>
          <text:p text:style-name="P26"><text:span text:style-name="T27">Open the browser in the desired URL (the URL from the HTML server just started)</text:span></text:p>
        </text:list-item>
      </text:list>
      <text:h text:style-name="P28" text:outline-level="1">The TALPA Game</text:h>
      <text:h text:style-name="P29" text:outline-level="2">Objective</text:h>
      <text:p text:style-name="P30">The goal of our game is to open a path of empty<text:s/>spaces between opposite sides with the same color without opening a similar route between the sides with the enemy color.</text:p>
      <text:h text:style-name="P31" text:outline-level="2">Game Board</text:h>
      <text:p text:style-name="P32">The gameboard is an 8x8 board. It can also be in 6x6 for beginners and faster games or 10x10 for experienced players and longer games.</text:p>
      <text:p text:style-name="P33">The red player owns the top and bottom edges while the blue player owns the left and right ones.</text:p>
      <text:p text:style-name="P34">The corner between edges is part of both sides.</text:p>
      <text:h text:style-name="P35" text:outline-level="2">Game Start</text:h>
      <text:p text:style-name="P36">At the start of the game, all the pieces are inside the gameboard. Their position is in<text:s/>such a pattern that there are no orthogonally adjacent pieces from the same player.</text:p>
      <text:p text:style-name="P37">The starting player is red.</text:p>
      <text:h text:style-name="P38" text:outline-level="2">Rules</text:h>
      <text:p text:style-name="P39">The turns alter, and the players move alternately.</text:p>
      <text:p text:style-name="P40">When it is their turn, the player should move one of his pieces, capturing an enemy one, either horizontally adjacent or vertically adjacent, and leaving his in that spot.</text:p>
      <text:p text:style-name="P41">If possible, the player must capture enemy pieces. However, when that is no longer possible, the player removes one of his own.</text:p>
      <text:h text:style-name="P42" text:outline-level="2">Win Conditions</text:h>
      <text:p text:style-name="P43">The only way to win is to<text:s/>connect orthogonally (horizontally or vertically, but not diagonally) adjacent empty squares to form a path between the player's sides without creating a similar route between the enemy's sides.</text:p>
      <text:p text:style-name="P44">If a player opens a path between his sides in the same move/turn as a path between the enemy's sides, he loses.</text:p>
      <text:p text:style-name="P45">There are no draws.</text:p>
      <text:h text:style-name="P46" text:outline-level="1">User Instructions</text:h>
      <text:h text:style-name="P47" text:outline-level="2">Piece Movement</text:h>
      <text:list text:style-name="LFO2" text:continue-numbering="true">
        <text:list-item>
          <text:p text:style-name="P48">To move a piece, click on your piece and then the opponent's piece that you wish to capture.<text:s/></text:p>
        </text:list-item>
        <text:list-item>
          <text:p text:style-name="P49">To remove a piece, click twice on the piece you want to remove.<text:s/></text:p>
        </text:list-item>
        <text:list-item>
          <text:p text:style-name="P50">If the selected move is valid, it will execute. Otherwise, you will have to choose another movement.</text:p>
        </text:list-item>
      </text:list>
      <text:soft-page-break/>
      <text:h text:style-name="P51" text:outline-level="2">Buttons Functionality</text:h>
      <text:h text:style-name="P52" text:outline-level="3">Game Options</text:h>
      <text:list text:style-name="LFO3" text:continue-numbering="true">
        <text:list-item>
          <text:p text:style-name="P53"><text:span text:style-name="T54">Start Game</text:span><text:span text:style-name="T55"><text:s/></text:span><text:span text:style-name="T56">– when pressed, starts the game.</text:span></text:p>
        </text:list-item>
        <text:list-item>
          <text:p text:style-name="P57"><text:span text:style-name="T58">Timed Game</text:span><text:span text:style-name="T59"><text:s/>– when checked, the turns of a game are timed (cannot take</text:span><text:span text:style-name="T60"><text:s/>more than 30 seconds); when it is not checked, each turn has infinite time.</text:span></text:p>
        </text:list-item>
        <text:list-item>
          <text:p text:style-name="P61"><text:span text:style-name="T62">Game Scene</text:span><text:span text:style-name="T63"><text:s/>– used to select the environment in which the game is occurring.</text:span></text:p>
        </text:list-item>
        <text:list-item>
          <text:p text:style-name="P64"><text:span text:style-name="T65">Board Dimensions</text:span><text:span text:style-name="T66"><text:s/>– used to select the board dimensions.</text:span></text:p>
        </text:list-item>
        <text:list-item>
          <text:p text:style-name="P67"><text:span text:style-name="T68">Red/Blue Player</text:span><text:span text:style-name="T69"><text:s/>– used to select if the red/blu</text:span><text:span text:style-name="T70">e player is a human, a bot that plays randomly or an intelligent bot.</text:span></text:p>
        </text:list-item>
        <text:list-item>
          <text:p text:style-name="P71"><text:span text:style-name="T72">Movie</text:span><text:span text:style-name="T73"><text:s/>– when checked, all the previous moves are played; when it is not checked, the game can be played normally.</text:span></text:p>
        </text:list-item>
        <text:list-item>
          <text:p text:style-name="P74"><text:span text:style-name="T75">Undo</text:span><text:span text:style-name="T76"><text:s/>- when checked, the last move is erased; when it is not<text:s/></text:span><text:span text:style-name="T77">checked, the game can be played normally.</text:span></text:p>
        </text:list-item>
        <text:list-item>
          <text:p text:style-name="P78"><text:span text:style-name="T79">Restart</text:span><text:span text:style-name="T80"><text:s/>- when checked, the game will be restarted; when it is not checked, the game can be played normally.</text:span></text:p>
        </text:list-item>
      </text:list>
      <text:h text:style-name="P81" text:outline-level="3">Display Options</text:h>
      <text:list text:style-name="LFO3" text:continue-numbering="true">
        <text:list-item>
          <text:p text:style-name="P82"><text:span text:style-name="T83">Display Axis</text:span><text:span text:style-name="T84"><text:s/>– when checked, an axis is displayed on the scene.</text:span></text:p>
        </text:list-item>
        <text:list-item>
          <text:p text:style-name="P85"><text:span text:style-name="T86">Scale –</text:span><text:span text:style-name="T87"><text:s/>used to zoom in/o</text:span><text:span text:style-name="T88">ut.</text:span></text:p>
        </text:list-item>
        <text:list-item>
          <text:p text:style-name="P89"><text:span text:style-name="T90">Camera Lock</text:span><text:span text:style-name="T91"><text:s/>– when checked, the user cannot move around the scene.</text:span></text:p>
        </text:list-item>
        <text:list-item>
          <text:p text:style-name="P92"><text:span text:style-name="T93">Selected Camera</text:span><text:span text:style-name="T94"><text:s/>– used to select the current camera.</text:span></text:p>
        </text:list-item>
        <text:list-item>
          <text:p text:style-name="P95"><text:span text:style-name="T96">Lights</text:span><text:span text:style-name="T97"><text:s/>– folder which contains all the available lights of the scene (can be turned on/off by selecting them).</text:span></text:p>
        </text:list-item>
      </text:list>
      <text:h text:style-name="P98" text:outline-level="2">Game Flow</text:h>
      <text:p text:style-name="P99"><text:span text:style-name="T100">To<text:s/></text:span><text:span text:style-name="T101">start the game, the user needs to press the button<text:s/></text:span><text:span text:style-name="T102">Start Game.<text:s/></text:span><text:span text:style-name="T103">After that, the users can move pieces or wait for bots to move pieces. When a player wins, the score is increased, and a new game star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Georgia Pro Cond" svg:font-family="Georgia Pro Con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Gill Sans MT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order="0.0416in solid #F6A21D" fo:padding="0in" style:shadow="none" fo:margin-bottom="0in" fo:background-color="#F6A21D"/>
      <style:text-properties fo:text-transform="uppercase" fo:color="#FFFFFF" fo:letter-spacing="0.0104in" fo:font-size="11pt" style:font-size-asian="11pt" style:font-size-complex="11pt" fo:hyphenate="false"/>
    </style:style>
    <style:style style:name="Título2" style:display-name="Título 2" style:family="paragraph" style:parent-style-name="Normal" style:next-style-name="Normal" style:default-outline-level="2">
      <style:paragraph-properties fo:border="0.0416in solid #FDECD1" fo:padding="0in" style:shadow="none" fo:margin-bottom="0in" fo:background-color="#FDECD1"/>
      <style:text-properties fo:text-transform="uppercase" fo:letter-spacing="0.0104in" fo:hyphenate="false"/>
    </style:style>
    <style:style style:name="Título3" style:display-name="Título 3" style:family="paragraph" style:parent-style-name="Normal" style:next-style-name="Normal" style:default-outline-level="3">
      <style:paragraph-properties fo:border-top="0.0104in solid #F6A21D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835205" fo:letter-spacing="0.0104in" fo:hyphenate="false"/>
    </style:style>
    <style:style style:name="Título4" style:display-name="Título 4" style:family="paragraph" style:parent-style-name="Normal" style:next-style-name="Normal" style:default-outline-level="4">
      <style:paragraph-properties fo:border-top="0.0104in dotted #F6A21D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5" style:display-name="Título 5" style:family="paragraph" style:parent-style-name="Normal" style:next-style-name="Normal" style:default-outline-level="5">
      <style:paragraph-properties fo:border-top="none" fo:border-left="none" fo:border-bottom="0.0104in solid #F6A21D" fo:border-right="none" fo:padding-top="0in" fo:padding-left="0in" fo:padding-bottom="0.0138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6" style:display-name="Título 6" style:family="paragraph" style:parent-style-name="Normal" style:next-style-name="Normal" style:default-outline-level="6">
      <style:paragraph-properties fo:border-top="none" fo:border-left="none" fo:border-bottom="0.0104in dotted #F6A21D" fo:border-right="none" fo:padding-top="0in" fo:padding-left="0in" fo:padding-bottom="0.0138in" fo:padding-right="0in" style:shadow="none" fo:margin-top="0.1388in" fo:margin-bottom="0in"/>
      <style:text-properties fo:text-transform="uppercase" fo:color="#C57C08" fo:letter-spacing="0.0069in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C57C08" fo:letter-spacing="0.0069in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SemEspaçamentoCaráter" style:display-name="Sem Espaçamento Caráter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fo:text-transform="uppercase" fo:color="#FFFFFF" fo:letter-spacing="0.0104in" fo:font-size="11pt" style:font-size-asian="11pt" style:font-size-complex="11pt" fo:background-color="#F6A21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áter" style:display-name="Título 2 Caráter" style:family="text" style:parent-style-name="Tipodeletrapredefinidodoparágrafo">
      <style:text-properties fo:text-transform="uppercase" fo:letter-spacing="0.0104in" fo:background-color="#FDECD1"/>
    </style:style>
    <style:style style:name="NormalWeb" style:display-name="Normal (Web)" style:family="paragraph" style:parent-style-name="Normal">
      <style:paragraph-properties fo:margin-bottom="0.0694in" fo:line-height="100%"/>
      <style:text-properties style:font-name="Times New Roman" fo:font-size="12pt" style:font-size-asian="12pt" style:font-size-complex="12pt" style:language-asian="pt" style:country-asian="PT" fo:hyphenate="false"/>
    </style:style>
    <style:style style:name="Título3Caráter" style:display-name="Título 3 Caráter" style:family="text" style:parent-style-name="Tipodeletrapredefinidodoparágrafo">
      <style:text-properties fo:text-transform="uppercase" fo:color="#835205" fo:letter-spacing="0.0104in"/>
    </style:style>
    <style:style style:name="Título4Caráter" style:display-name="Título 4 Caráter" style:family="text" style:parent-style-name="Tipodeletrapredefinidodoparágrafo">
      <style:text-properties fo:text-transform="uppercase" fo:color="#C57C08" fo:letter-spacing="0.0069in"/>
    </style:style>
    <style:style style:name="Título5Caráter" style:display-name="Título 5 Caráter" style:family="text" style:parent-style-name="Tipodeletrapredefinidodoparágrafo">
      <style:text-properties fo:text-transform="uppercase" fo:color="#C57C08" fo:letter-spacing="0.0069in"/>
    </style:style>
    <style:style style:name="Título6Caráter" style:display-name="Título 6 Caráter" style:family="text" style:parent-style-name="Tipodeletrapredefinidodoparágrafo">
      <style:text-properties fo:text-transform="uppercase" fo:color="#C57C08" fo:letter-spacing="0.0069in"/>
    </style:style>
    <style:style style:name="Título7Caráter" style:display-name="Título 7 Caráter" style:family="text" style:parent-style-name="Tipodeletrapredefinidodoparágrafo">
      <style:text-properties fo:text-transform="uppercase" fo:color="#C57C08" fo:letter-spacing="0.0069in"/>
    </style:style>
    <style:style style:name="Título8Caráter" style:display-name="Título 8 Caráter" style:family="text" style:parent-style-name="Tipodeletrapredefinidodoparágrafo">
      <style:text-properties fo:text-transform="uppercase" fo:letter-spacing="0.0069in" fo:font-size="9pt" style:font-size-asian="9pt" style:font-size-complex="9pt"/>
    </style:style>
    <style:style style:name="Título9Caráter" style:display-name="Título 9 Caráter" style:family="text" style:parent-style-name="Tipodeletrapredefinidodoparágrafo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color="#C57C08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margin-top="0in" fo:margin-bottom="0in"/>
      <style:text-properties fo:text-transform="uppercase" fo:color="#F6A21D" fo:letter-spacing="0.0069in" fo:font-size="26pt" style:font-size-asian="26pt" style:font-size-complex="26pt" fo:hyphenate="false"/>
    </style:style>
    <style:style style:name="TítuloCaráter" style:display-name="Título Caráter" style:family="text" style:parent-style-name="Tipodeletrapredefinidodoparágrafo">
      <style:text-properties style:font-name="Gill Sans MT" style:font-name-asian="Times New Roman" style:font-name-complex="Times New Roman" fo:text-transform="uppercase" fo:color="#F6A21D" fo:letter-spacing="0.0069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ítuloCaráter" style:display-name="Subtítulo Caráter" style:family="text" style:parent-style-name="Tipodeletrapredefinidodoparágrafo">
      <style:text-properties fo:text-transform="uppercase" fo:color="#595959" fo:letter-spacing="0.0069in" fo:font-size="10.5pt" style:font-size-asian="10.5pt" style:font-size-complex="10.5pt"/>
    </style:style>
    <style:style style:name="Forte" style:display-name="Forte" style:family="text">
      <style:text-properties fo:font-weight="bold" style:font-weight-asian="bold" style:font-weight-complex="bold"/>
    </style:style>
    <style:style style:name="Ênfase" style:display-name="Ênfase" style:family="text">
      <style:text-properties fo:text-transform="uppercase" fo:color="#835205" fo:letter-spacing="0.0034in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F6A21D" fo:font-size="12pt" style:font-size-asian="12pt" style:font-size-complex="12pt" fo:hyphenate="false"/>
    </style:style>
    <style:style style:name="CitaçãoIntensaCaráter" style:display-name="Citação Intensa Caráter" style:family="text" style:parent-style-name="Tipodeletrapredefinidodoparágrafo">
      <style:text-properties fo:color="#F6A21D" fo:font-size="12pt" style:font-size-asian="12pt" style:font-size-complex="12pt"/>
    </style:style>
    <style:style style:name="ÊnfaseDiscreta" style:display-name="Ênfase Discreta" style:family="text">
      <style:text-properties fo:font-style="italic" style:font-style-asian="italic" style:font-style-complex="italic" fo:color="#835205"/>
    </style:style>
    <style:style style:name="ÊnfaseIntensa" style:display-name="Ênfase Intensa" style:family="text">
      <style:text-properties fo:font-weight="bold" style:font-weight-asian="bold" style:font-weight-complex="bold" fo:text-transform="uppercase" fo:color="#835205" fo:letter-spacing="0.0069in"/>
    </style:style>
    <style:style style:name="ReferênciaDiscreta" style:display-name="Referência Discreta" style:family="text">
      <style:text-properties fo:font-weight="bold" style:font-weight-asian="bold" style:font-weight-complex="bold" fo:color="#F6A21D"/>
    </style:style>
    <style:style style:name="ReferênciaIntensa" style:display-name="Referência Intensa" style:family="text">
      <style:text-properties fo:font-weight="bold" style:font-weight-asian="bold" style:font-weight-complex="bold" fo:font-style="italic" style:font-style-asian="italic" style:font-style-complex="italic" fo:text-transform="uppercase" fo:color="#F6A21D"/>
    </style:style>
    <style:style style:name="TítulodoLivro" style:display-name="Título do Livro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CabeçalhodoÍndice" style:display-name="Cabeçalho do Índice" style:family="paragraph" style:parent-style-name="Título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PA</dc:title>
    <dc:description/>
    <dc:subject>User’s Manual</dc:subject>
    <meta:initial-creator>Clara alves mrtins (201806528)</meta:initial-creator>
    <dc:creator>Beatriz Costa Silva Mendes</dc:creator>
    <meta:creation-date>2021-01-03T22:38:00Z</meta:creation-date>
    <dc:date>2021-01-06T10:42:00Z</dc:date>
    <meta:print-date>2021-01-03T23:42:00Z</meta:print-date>
    <meta:template xlink:href="Normal.dotm" xlink:type="simple"/>
    <meta:editing-cycles>9</meta:editing-cycles>
    <meta:editing-duration>PT1680S</meta:editing-duration>
    <meta:document-statistic meta:page-count="3" meta:paragraph-count="6" meta:word-count="523" meta:character-count="3344" meta:row-count="23" meta:non-whitespace-character-count="2827"/>
  </office:meta>
</office:document-meta>
</file>